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center" style:justify-single-word="false"/>
      <style:text-properties fo:font-size="14pt" style:text-underline-style="none" style:font-size-asian="14pt" style:font-size-complex="14pt"/>
    </style:style>
    <style:style style:name="P3" style:family="paragraph" style:parent-style-name="Standard">
      <style:paragraph-properties fo:text-align="start" style:justify-single-word="false"/>
      <style:text-properties fo:font-size="14pt" style:text-underline-style="none" style:font-size-asian="14pt" style:font-size-complex="14pt"/>
    </style:style>
    <style:style style:name="P4" style:family="paragraph" style:parent-style-name="Standard">
      <style:paragraph-properties fo:text-align="start" style:justify-single-word="false"/>
      <style:text-properties fo:font-size="12pt" style:text-underline-style="none" style:font-size-asian="12pt" style:font-size-complex="12pt"/>
    </style:style>
    <style:style style:name="P5" style:family="paragraph" style:parent-style-name="Standard">
      <style:paragraph-properties fo:text-align="start" style:justify-single-word="false"/>
      <style:text-properties fo:font-size="14pt" style:text-underline-style="none" style:font-size-asian="14pt" style:font-size-complex="14pt"/>
    </style:style>
    <style:style style:name="P6" style:family="paragraph" style:parent-style-name="Standard" style:list-style-name="L1">
      <style:paragraph-properties fo:text-align="start" style:justify-single-word="false"/>
      <style:text-properties fo:font-size="14pt" style:text-underline-style="none" style:font-size-asian="14pt" style:font-size-complex="14pt"/>
    </style:style>
    <style:style style:name="P7" style:family="paragraph" style:parent-style-name="Standard" style:list-style-name="L2">
      <style:paragraph-properties fo:text-align="start" style:justify-single-word="false"/>
      <style:text-properties fo:font-size="14pt" style:text-underline-style="none" style:font-size-asian="14pt" style:font-size-complex="14pt"/>
    </style:style>
    <style:style style:name="T1"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text:p>
      <text:p text:style-name="Standard"/>
      <text:p text:style-name="P1">CS545 Software Design Patterns </text:p>
      <text:p text:style-name="P2"/>
      <text:p text:style-name="P2">Quiz 1</text:p>
      <text:p text:style-name="P2"/>
      <text:p text:style-name="P3"/>
      <text:p text:style-name="P3"/>
      <text:p text:style-name="P4"><text:s/><text:span text:style-name="T1">Topics : </text:span></text:p>
      <text:p text:style-name="P3"/>
      <text:list xml:id="list2447119215914922814" text:style-name="L1">
        <text:list-item>
          <text:p text:style-name="P6">Analysis Artifacts : Use Case, SSD, Domain/ Conceptual Model</text:p>
        </text:list-item>
        <text:list-item>
          <text:p text:style-name="P6">UML Notations : Class, Object, Relations, Interaction, Stereo type, Note</text:p>
        </text:list-item>
        <text:list-item>
          <text:p text:style-name="P6">OO Programming language concepts</text:p>
        </text:list-item>
        <text:list-item>
          <text:p text:style-name="P6">GRASP : Controller and Creator</text:p>
        </text:list-item>
        <text:list-item>
          <text:p text:style-name="P6">Design Patterns : Singleton, Adapter, Proxy, Facade, Abstract Factory, Factory method, Builder</text:p>
        </text:list-item>
        <text:list-item>
          <text:p text:style-name="P6">Reading Assignments : Two way adapter,</text:p>
        </text:list-item>
      </text:list>
      <text:p text:style-name="P3"/>
      <text:p text:style-name="P3"/>
      <text:p text:style-name="P3">Expected skills :</text:p>
      <text:p text:style-name="P3"/>
      <text:list xml:id="list678051427147317749" text:style-name="L2">
        <text:list-item>
          <text:p text:style-name="P7">Use of design patterns for a given case study</text:p>
        </text:list-item>
        <text:list-item>
          <text:p text:style-name="P7">Time boxing the design activities</text:p>
        </text:list-item>
        <text:list-item>
          <text:p text:style-name="P7">Identification of essential inputs for design</text:p>
        </text:list-item>
        <text:list-item>
          <text:p text:style-name="P7">Design description using UML notations and brief text</text:p>
        </text:list-item>
      </text:list>
      <text:p text:style-name="P4"/>
      <text:p text:style-name="P4"/>
      <text:p text:style-name="P3">Kindly note that this examination's main objective is to evaluate your understanding of Design patterns and their application. There is likely to be more than one answer and all may be correct for the given design question. However, they are going to be categorized as Bad, Satisfactory, Good, Very Good or Excellent. This categorization will be based on the design steps, design patterns used and justification for their use.</text:p>
      <text:p text:style-name="P3"/>
      <text:p text:style-name="P3">Date : March 24, 2018</text:p>
      <text:p text:style-name="P3">Duration : 120 Minutes</text:p>
      <text:p text:style-name="P3">Time : From 3.00 pm</text:p>
      <text:p text:style-name="P3">Venue : A1-1b</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nshi  Chaudhary</meta:initial-creator>
    <meta:creation-date>2017-09-05T11:51:08.39</meta:creation-date>
    <dc:date>2018-03-08T18:53:00.71</dc:date>
    <dc:creator>Banshi  Chaudhary</dc:creator>
    <meta:editing-duration>PT49M54S</meta:editing-duration>
    <meta:editing-cycles>6</meta:editing-cycles>
    <meta:generator>OpenOffice/4.1.1$Win32 OpenOffice.org_project/411m6$Build-9775</meta:generator>
    <meta:document-statistic meta:table-count="0" meta:image-count="0" meta:object-count="0" meta:page-count="1" meta:paragraph-count="20" meta:word-count="181" meta:character-count="1079"/>
  </office:meta>
</office:document-meta>
</file>